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27ed6" officeooo:paragraph-rsid="00127ed6" style:font-weight-asian="bold" style:font-weight-complex="bold"/>
    </style:style>
    <style:style style:name="P2" style:family="paragraph" style:parent-style-name="Standard">
      <style:text-properties fo:font-weight="bold" officeooo:rsid="0012de12" officeooo:paragraph-rsid="0012de12" style:font-weight-asian="bold" style:font-weight-complex="bold"/>
    </style:style>
    <style:style style:name="P3" style:family="paragraph" style:parent-style-name="Standard">
      <style:text-properties fo:font-weight="bold" officeooo:rsid="00137b58" officeooo:paragraph-rsid="00137b58" style:font-weight-asian="bold" style:font-weight-complex="bold"/>
    </style:style>
    <style:style style:name="P4" style:family="paragraph" style:parent-style-name="Standard">
      <style:text-properties fo:font-weight="bold" officeooo:rsid="001798a9" officeooo:paragraph-rsid="001798a9" style:font-weight-asian="bold" style:font-weight-complex="bold"/>
    </style:style>
    <style:style style:name="P5" style:family="paragraph" style:parent-style-name="Standard">
      <style:text-properties fo:font-weight="bold" officeooo:rsid="0018a657" officeooo:paragraph-rsid="0018a657" style:font-weight-asian="bold" style:font-weight-complex="bold"/>
    </style:style>
    <style:style style:name="P6" style:family="paragraph" style:parent-style-name="Standard">
      <style:text-properties fo:font-weight="bold" officeooo:rsid="0019a203" officeooo:paragraph-rsid="0019a203" style:font-weight-asian="bold" style:font-weight-complex="bold"/>
    </style:style>
    <style:style style:name="P7" style:family="paragraph" style:parent-style-name="Standard">
      <style:text-properties fo:font-weight="bold" officeooo:rsid="001ac427" officeooo:paragraph-rsid="001ac427" style:font-weight-asian="bold" style:font-weight-complex="bold"/>
    </style:style>
    <style:style style:name="P8" style:family="paragraph" style:parent-style-name="Standard">
      <style:text-properties fo:font-weight="bold" officeooo:rsid="001b21fc" officeooo:paragraph-rsid="001b21fc" style:font-weight-asian="bold" style:font-weight-complex="bold"/>
    </style:style>
    <style:style style:name="P9" style:family="paragraph" style:parent-style-name="Standard">
      <style:text-properties fo:font-weight="bold" officeooo:rsid="001d7af4" officeooo:paragraph-rsid="001d7af4" style:font-weight-asian="bold" style:font-weight-complex="bold"/>
    </style:style>
    <style:style style:name="P10" style:family="paragraph" style:parent-style-name="Standard">
      <style:text-properties fo:font-weight="bold" officeooo:rsid="001dc84b" officeooo:paragraph-rsid="001dc84b" style:font-weight-asian="bold" style:font-weight-complex="bold"/>
    </style:style>
    <style:style style:name="P11" style:family="paragraph" style:parent-style-name="Standard">
      <style:text-properties fo:font-weight="bold" officeooo:rsid="0021504d" officeooo:paragraph-rsid="0021504d" style:font-weight-asian="bold" style:font-weight-complex="bold"/>
    </style:style>
    <style:style style:name="P12" style:family="paragraph" style:parent-style-name="Standard">
      <style:text-properties fo:font-weight="bold" officeooo:rsid="0022c3f3" officeooo:paragraph-rsid="0022c3f3" style:font-weight-asian="bold" style:font-weight-complex="bold"/>
    </style:style>
    <style:style style:name="P13" style:family="paragraph" style:parent-style-name="Standard">
      <style:text-properties fo:font-weight="bold" officeooo:rsid="00233b3b" officeooo:paragraph-rsid="00233b3b" style:font-weight-asian="bold" style:font-weight-complex="bold"/>
    </style:style>
    <style:style style:name="P14" style:family="paragraph" style:parent-style-name="Standard">
      <style:text-properties fo:font-weight="normal" officeooo:rsid="00127ed6" officeooo:paragraph-rsid="00127ed6" style:font-weight-asian="normal" style:font-weight-complex="normal"/>
    </style:style>
    <style:style style:name="P15" style:family="paragraph" style:parent-style-name="Standard">
      <style:text-properties fo:font-weight="normal" officeooo:rsid="0012de12" officeooo:paragraph-rsid="0012de12" style:font-weight-asian="normal" style:font-weight-complex="normal"/>
    </style:style>
    <style:style style:name="P16" style:family="paragraph" style:parent-style-name="Standard">
      <style:text-properties fo:font-weight="normal" officeooo:rsid="00137b58" officeooo:paragraph-rsid="00137b58" style:font-weight-asian="normal" style:font-weight-complex="normal"/>
    </style:style>
    <style:style style:name="P17" style:family="paragraph" style:parent-style-name="Standard">
      <style:text-properties fo:font-weight="normal" officeooo:rsid="0016262f" officeooo:paragraph-rsid="0016262f" style:font-weight-asian="normal" style:font-weight-complex="normal"/>
    </style:style>
    <style:style style:name="P18" style:family="paragraph" style:parent-style-name="Standard">
      <style:text-properties fo:font-weight="normal" officeooo:rsid="001798a9" officeooo:paragraph-rsid="001798a9" style:font-weight-asian="normal" style:font-weight-complex="normal"/>
    </style:style>
    <style:style style:name="P19" style:family="paragraph" style:parent-style-name="Standard">
      <style:text-properties fo:font-weight="normal" officeooo:rsid="0019a203" officeooo:paragraph-rsid="0019a203" style:font-weight-asian="normal" style:font-weight-complex="normal"/>
    </style:style>
    <style:style style:name="P20" style:family="paragraph" style:parent-style-name="Standard">
      <style:text-properties fo:font-weight="normal" officeooo:rsid="0018a657" officeooo:paragraph-rsid="0018a657" style:font-weight-asian="normal" style:font-weight-complex="normal"/>
    </style:style>
    <style:style style:name="P21" style:family="paragraph" style:parent-style-name="Standard">
      <style:text-properties fo:font-weight="normal" officeooo:rsid="001ac427" officeooo:paragraph-rsid="001ac427" style:font-weight-asian="normal" style:font-weight-complex="normal"/>
    </style:style>
    <style:style style:name="P22" style:family="paragraph" style:parent-style-name="Standard">
      <style:text-properties fo:font-weight="normal" officeooo:rsid="001cbb29" officeooo:paragraph-rsid="001cbb29" style:font-weight-asian="normal" style:font-weight-complex="normal"/>
    </style:style>
    <style:style style:name="P23" style:family="paragraph" style:parent-style-name="Standard">
      <style:text-properties fo:font-weight="normal" officeooo:rsid="00182c09" officeooo:paragraph-rsid="00182c09" style:font-weight-asian="normal" style:font-weight-complex="normal"/>
    </style:style>
    <style:style style:name="P24" style:family="paragraph" style:parent-style-name="Standard">
      <style:text-properties fo:font-weight="normal" officeooo:rsid="001dc84b" officeooo:paragraph-rsid="001dc84b" style:font-weight-asian="normal" style:font-weight-complex="normal"/>
    </style:style>
    <style:style style:name="P25" style:family="paragraph" style:parent-style-name="Standard">
      <style:text-properties officeooo:paragraph-rsid="00137b58"/>
    </style:style>
    <style:style style:name="P26" style:family="paragraph" style:parent-style-name="Standard">
      <style:text-properties officeooo:paragraph-rsid="0012de12"/>
    </style:style>
    <style:style style:name="P27" style:family="paragraph" style:parent-style-name="Standard">
      <style:text-properties officeooo:paragraph-rsid="0018a657"/>
    </style:style>
    <style:style style:name="P28" style:family="paragraph" style:parent-style-name="Standard">
      <style:text-properties officeooo:paragraph-rsid="001dc84b"/>
    </style:style>
    <style:style style:name="P29" style:family="paragraph" style:parent-style-name="Standard">
      <style:paragraph-properties fo:break-before="page"/>
      <style:text-properties fo:font-weight="normal" officeooo:rsid="00182c09" officeooo:paragraph-rsid="00182c09" style:font-weight-asian="normal" style:font-weight-complex="normal"/>
    </style:style>
    <style:style style:name="P30" style:family="paragraph" style:parent-style-name="Standard">
      <style:text-properties fo:font-weight="bold" officeooo:rsid="001d4a3b" officeooo:paragraph-rsid="001d4a3b" style:font-weight-asian="bold" style:font-weight-complex="bold"/>
    </style:style>
    <style:style style:name="P31" style:family="paragraph" style:parent-style-name="Standard">
      <style:text-properties fo:font-weight="bold" officeooo:rsid="00262b5d" officeooo:paragraph-rsid="00262b5d" style:font-weight-asian="bold" style:font-weight-complex="bold"/>
    </style:style>
    <style:style style:name="P32" style:family="paragraph" style:parent-style-name="Standard">
      <style:text-properties fo:font-weight="normal" officeooo:rsid="001d4a3b" officeooo:paragraph-rsid="001d4a3b" style:font-weight-asian="normal" style:font-weight-complex="normal"/>
    </style:style>
    <style:style style:name="P33" style:family="paragraph" style:parent-style-name="Standard">
      <style:text-properties fo:font-weight="normal" officeooo:rsid="001d7af4" officeooo:paragraph-rsid="001d7af4" style:font-weight-asian="normal" style:font-weight-complex="normal"/>
    </style:style>
    <style:style style:name="P34" style:family="paragraph" style:parent-style-name="Standard">
      <style:text-properties fo:font-weight="normal" officeooo:rsid="001dc84b" officeooo:paragraph-rsid="001dc84b" style:font-weight-asian="normal" style:font-weight-complex="normal"/>
    </style:style>
    <style:style style:name="P35" style:family="paragraph" style:parent-style-name="Standard">
      <style:text-properties fo:font-weight="normal" officeooo:rsid="001f6520" officeooo:paragraph-rsid="001dc84b" style:font-weight-asian="normal" style:font-weight-complex="normal"/>
    </style:style>
    <style:style style:name="P36" style:family="paragraph" style:parent-style-name="Standard">
      <style:text-properties fo:font-weight="normal" officeooo:rsid="001f6520" officeooo:paragraph-rsid="001f6520" style:font-weight-asian="normal" style:font-weight-complex="normal"/>
    </style:style>
    <style:style style:name="P37" style:family="paragraph" style:parent-style-name="Standard">
      <style:text-properties fo:font-weight="normal" officeooo:rsid="0021504d" officeooo:paragraph-rsid="0021504d" style:font-weight-asian="normal" style:font-weight-complex="normal"/>
    </style:style>
    <style:style style:name="P38" style:family="paragraph" style:parent-style-name="Standard">
      <style:text-properties fo:font-weight="normal" officeooo:rsid="0022c3f3" officeooo:paragraph-rsid="0022c3f3" style:font-weight-asian="normal" style:font-weight-complex="normal"/>
    </style:style>
    <style:style style:name="P39" style:family="paragraph" style:parent-style-name="Standard">
      <style:text-properties fo:font-weight="normal" officeooo:rsid="0022f9a5" officeooo:paragraph-rsid="0022f9a5" style:font-weight-asian="normal" style:font-weight-complex="normal"/>
    </style:style>
    <style:style style:name="P40" style:family="paragraph" style:parent-style-name="Standard">
      <style:text-properties fo:font-weight="normal" officeooo:rsid="00237d32" officeooo:paragraph-rsid="00237d32" style:font-weight-asian="normal" style:font-weight-complex="normal"/>
    </style:style>
    <style:style style:name="P41" style:family="paragraph" style:parent-style-name="Standard">
      <style:text-properties fo:font-weight="normal" officeooo:rsid="0024d72f" officeooo:paragraph-rsid="0024d72f" style:font-weight-asian="normal" style:font-weight-complex="normal"/>
    </style:style>
    <style:style style:name="P42" style:family="paragraph" style:parent-style-name="Standard">
      <style:text-properties fo:font-weight="normal" officeooo:rsid="00262b5d" officeooo:paragraph-rsid="00262b5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de12" style:font-weight-asian="normal" style:font-weight-complex="normal"/>
    </style:style>
    <style:style style:name="T3" style:family="text">
      <style:text-properties fo:font-weight="normal" officeooo:rsid="00137b58" style:font-weight-asian="normal" style:font-weight-complex="normal"/>
    </style:style>
    <style:style style:name="T4" style:family="text">
      <style:text-properties fo:font-weight="normal" officeooo:rsid="00137fbd" style:font-weight-asian="normal" style:font-weight-complex="normal"/>
    </style:style>
    <style:style style:name="T5" style:family="text">
      <style:text-properties fo:font-weight="normal" officeooo:rsid="0016262f" style:font-weight-asian="normal" style:font-weight-complex="normal"/>
    </style:style>
    <style:style style:name="T6" style:family="text">
      <style:text-properties fo:font-weight="normal" officeooo:rsid="0018a657" style:font-weight-asian="normal" style:font-weight-complex="normal"/>
    </style:style>
    <style:style style:name="T7" style:family="text">
      <style:text-properties fo:font-weight="normal" officeooo:rsid="0019a203" style:font-weight-asian="normal" style:font-weight-complex="normal"/>
    </style:style>
    <style:style style:name="T8" style:family="text">
      <style:text-properties fo:font-weight="normal" officeooo:rsid="001dc84b" style:font-weight-asian="normal" style:font-weight-complex="normal"/>
    </style:style>
    <style:style style:name="T9" style:family="text">
      <style:text-properties fo:font-weight="normal" officeooo:rsid="001f6520" style:font-weight-asian="normal" style:font-weight-complex="normal"/>
    </style:style>
    <style:style style:name="T10" style:family="text">
      <style:text-properties fo:font-weight="normal" officeooo:rsid="0021504d" style:font-weight-asian="normal" style:font-weight-complex="normal"/>
    </style:style>
    <style:style style:name="T11" style:family="text">
      <style:text-properties officeooo:rsid="00137b58"/>
    </style:style>
    <style:style style:name="T12" style:family="text">
      <style:text-properties officeooo:rsid="00137fbd"/>
    </style:style>
    <style:style style:name="T13" style:family="text">
      <style:text-properties officeooo:rsid="001d4a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User Defined functions</text:p>
      <text:p text:style-name="P14">Code the is cluttered or has the same thing repeated many times can be difficult to read and thus it is easy to make mistakes</text:p>
      <text:p text:style-name="P14">When you do the same thing more than once or twice, it can be helpful to define what that is separately and just tell that code to run</text:p>
      <text:p text:style-name="P14"/>
      <text:p text:style-name="P14">If you want to print the menu at several places in your code, it would be more helpful to just say "print the menu" and move on with what you are doing</text:p>
      <text:p text:style-name="P14"/>
      <text:p text:style-name="P14">A function is bunch of instructions that have a name - it takes an input, and can have an output</text:p>
      <text:p text:style-name="P14">A function call is the invocation of the function by using its name</text:p>
      <text:p text:style-name="P14"/>
      <text:p text:style-name="P14">we use the def keyword to begin the definition of a new function</text:p>
      <text:p text:style-name="P14">good practice: use function names that start with lowercase letters (we're reserving starting with an uppercase for later)</text:p>
      <text:p text:style-name="P14"/>
      <text:p text:style-name="P15">defining a function</text:p>
      <text:p text:style-name="P15"/>
      <text:p text:style-name="P15">def myFunction():</text:p>
      <text:p text:style-name="P15"><text:s text:c="4"/>code block</text:p>
      <text:p text:style-name="P15"/>
      <text:p text:style-name="P15"/>
      <text:p text:style-name="P15">calling (or invoking) a function</text:p>
      <text:p text:style-name="P15">myFunction()</text:p>
      <text:p text:style-name="P15"/>
      <text:p text:style-name="P2">6.2 function parameters</text:p>
      <text:p text:style-name="P15">parameter - the input specified in the function definition</text:p>
      <text:p text:style-name="P15">def <text:span text:style-name="T11">print</text:span><text:span text:style-name="T12">_r</text:span>ectangle<text:span text:style-name="T12">_a</text:span>rea(length, width):</text:p>
      <text:p text:style-name="P26"><text:span text:style-name="T2"><text:s text:c="4"/></text:span><text:span text:style-name="T5">print(</text:span><text:span text:style-name="T2">length * width</text:span><text:span text:style-name="T5"> )</text:span></text:p>
      <text:p text:style-name="P15"/>
      <text:p text:style-name="P15">argument - the value provided when calling the function</text:p>
      <text:p text:style-name="P26"><text:span text:style-name="T2">print( rectangle</text:span><text:span text:style-name="T4">_a</text:span><text:span text:style-name="T2">rea(3, 5) )</text:span></text:p>
      <text:p text:style-name="P15"/>
      <text:p text:style-name="P25"><text:span text:style-name="T3">define print</text:span><text:span text:style-name="T4">_i</text:span><text:span text:style-name="T3">n</text:span><text:span text:style-name="T4">_r</text:span><text:span text:style-name="T3">everse</text:span></text:p>
      <text:p text:style-name="P16"/>
      <text:p text:style-name="P3">6.3 returning values from functions</text:p>
      <text:p text:style-name="P17">return statement - the expression that the function evaluates to</text:p>
      <text:p text:style-name="P17">None type - what is returned when not explicitly called</text:p>
      <text:p text:style-name="P17">nested function calls</text:p>
      <text:p text:style-name="P17"/>
      <text:p text:style-name="P23"/>
      <text:p text:style-name="P29">ch6.3 example 1 - quadratic solutions to show return values</text:p>
      <text:p text:style-name="P18">ch6.3Example of nested function calls</text:p>
      <text:p text:style-name="P18"/>
      <text:p text:style-name="P4">6.4 - Dynamic typing</text:p>
      <text:p text:style-name="P20">python allows variables to be of any type</text:p>
      <text:p text:style-name="P20">def add(x, y):</text:p>
      <text:p text:style-name="P20"><text:s text:c="4"/>return x + y</text:p>
      <text:p text:style-name="P20">will work for x and y both being floats, both being ints, both being strings, both being lists.. anything that is defined to work with '+'</text:p>
      <text:p text:style-name="P18">polymorphism</text:p>
      <text:p text:style-name="P4"><text:span text:style-name="T1">dynamic typing</text:span><text:span text:style-name="T6">: the type of an item isn't known until execution - this can create runtime errors if a variable isn't an expected type</text:span></text:p>
      <text:p text:style-name="P4"><text:span text:style-name="T1">static typing - </text:span><text:span text:style-name="T6">in C, C++, and Java, variable types are explicitly declared when the variable is named</text:span></text:p>
      <text:p text:style-name="P20">int myVar = 3; // this works fine in java and C</text:p>
      <text:p text:style-name="P20">int myVar = 3.0; // this causes an error in Java and C</text:p>
      <text:p text:style-name="P20"/>
      <text:p text:style-name="P20">dynamic typing can allow for more flexible programs</text:p>
      <text:p text:style-name="P20">static typing can allow for additional automatic bug-checking while writing a program</text:p>
      <text:p text:style-name="P20"/>
      <text:p text:style-name="P27"><text:span text:style-name="T6">num_dollars = </text:span><text:span text:style-name="T7">total_price</text:span><text:span text:style-name="T6"> / 1</text:span></text:p>
      <text:p text:style-name="P5"><text:span text:style-name="T1"># this doesn't return an error, but it is probably not intended to be written this way</text:span><text:span text:style-name="T7">, likely the author intended to use // 1</text:span></text:p>
      <text:p text:style-name="P6"><text:span text:style-name="T7">#</text:span><text:span text:style-name="T1">this error would likely not be discovered until runtime</text:span></text:p>
      <text:p text:style-name="P20"/>
      <text:p text:style-name="P20">in Java,</text:p>
      <text:p text:style-name="P27"><text:span text:style-name="T6">int num_dollars = </text:span><text:span text:style-name="T7">total_price / 1</text:span><text:span text:style-name="T6">;</text:span></text:p>
      <text:p text:style-name="P19">// this would return an error if total_price was a float, alerting the author to a mistake much earlier in the process</text:p>
      <text:p text:style-name="P19"/>
      <text:p text:style-name="P19">length = 3</text:p>
      <text:p text:style-name="P19">width = 5</text:p>
      <text:p text:style-name="P19">area = length * width</text:p>
      <text:p text:style-name="P19">this handles ints and floats with a minimal amount of code</text:p>
      <text:p text:style-name="P19"/>
      <text:p text:style-name="P19">int length = 3;</text:p>
      <text:p text:style-name="P19">int width = 5;</text:p>
      <text:p text:style-name="P19">int area = length * width;</text:p>
      <text:p text:style-name="P19">// we would have to write a separate piece of code to hand floats</text:p>
      <text:p text:style-name="P19"/>
      <text:p text:style-name="P19">float length = 3.0</text:p>
      <text:p text:style-name="P19">float width = 3.0</text:p>
      <text:p text:style-name="P19">float area = length * width</text:p>
      <text:p text:style-name="P19"/>
      <text:p text:style-name="P7">6.5 - Reasons for defining functions</text:p>
      <text:p text:style-name="P21">decomposing a program into function can greatly aid readability</text:p>
      <text:p text:style-name="P21">frequently used code-blocks can be referred to multiple times</text:p>
      <text:p text:style-name="P21">modular development - separate modules can be developed and tested separately</text:p>
      <text:p text:style-name="P21">you can use place-holders to be filled in with more detail later</text:p>
      <text:p text:style-name="P21">avoid writing redundant code</text:p>
      <text:p text:style-name="P21"><text:soft-page-break/>a general guideline is that functions should have no more than 30 lines of code each</text:p>
      <text:p text:style-name="P21"/>
      <text:p text:style-name="P7">6.6 - Function stubs</text:p>
      <text:p text:style-name="P21">Incremental development - writing a small amount of code and testing it, then repeat the process</text:p>
      <text:p text:style-name="P21">Function stubs include functions whose definitions aren't yet written.</text:p>
      <text:p text:style-name="P21">Focus on high-level behavior, like planning the overall route before breaking into the turn-by-turn route</text:p>
      <text:p text:style-name="P21"/>
      <text:p text:style-name="P8">6.7 - Functions with branches/loops</text:p>
      <text:p text:style-name="P22">Functions can have branches and<text:span text:style-name="T13">/or</text:span> loops...<text:span text:style-name="T13"> not much to say here</text:span></text:p>
      <text:p text:style-name="P30"/>
      <text:p text:style-name="P30">6.8 - Functions are objects</text:p>
      <text:p text:style-name="P32">id(print)</text:p>
      <text:p text:style-name="P32">you can reassign the name of a function</text:p>
      <text:p text:style-name="P32">hello = print</text:p>
      <text:p text:style-name="P32">hello('what?')</text:p>
      <text:p text:style-name="P32"/>
      <text:p text:style-name="P32">you can pass functions as arguments</text:p>
      <text:p text:style-name="P33">6.8functionAsArgument.py</text:p>
      <text:p text:style-name="P33"/>
      <text:p text:style-name="P9">6.9 - Functions: common errors</text:p>
      <text:p text:style-name="P24">when copy-pasting, it's easy to forget to change variable names</text:p>
      <text:p text:style-name="P24">make sure functions have the proper return - it's easy to forget it altogether or to return the wrong value</text:p>
      <text:p text:style-name="P24"/>
      <text:p text:style-name="P10">6.10 - Scope of variable and functions</text:p>
      <text:p text:style-name="P24">local variables: variables defined inside a function are only visible inside the function</text:p>
      <text:p text:style-name="P24">you can look out in nested loops, but not in</text:p>
      <text:p text:style-name="P24">for i in range(10):</text:p>
      <text:p text:style-name="P24"><text:s text:c="4"/>for j in range(10):</text:p>
      <text:p text:style-name="P24"><text:s text:c="8"/>#do something with i and j</text:p>
      <text:p text:style-name="P24"><text:s text:c="4"/>#j is not visible here, but i is</text:p>
      <text:p text:style-name="P24">#neither i nor j are visible here</text:p>
      <text:p text:style-name="P24"/>
      <text:p text:style-name="P28"><text:span text:style-name="T8">global variables</text:span><text:span text:style-name="T9"> - a variable whose scope extends from its assignment to the end of the file and can be accessed inside of functions</text:span><text:span text:style-name="T10"> (global employee_name with a previously defined employee_name)</text:span></text:p>
      <text:p text:style-name="P35"/>
      <text:p text:style-name="P36">Good practice: limit the use of global variables to defining constants that are independent of any function</text:p>
      <text:p text:style-name="P37">if you write to a global variable inside a function, this can create confusing and hard-to-find bugs</text:p>
      <text:p text:style-name="P37"/>
      <text:p text:style-name="P37">functions can't be called until after they're defined - this is why we tend to put function definitions at the beginning</text:p>
      <text:p text:style-name="P37"/>
      <text:p text:style-name="P11">6.11 Namespaces and scope resolution</text:p>
      <text:p text:style-name="P37">A namespace maps names to objects</text:p>
      <text:p text:style-name="P37">in fact a namespace is a normal python dictionary that can be examined by using locals() and globals() functions</text:p>
      <text:p text:style-name="P37"/>
      <text:p text:style-name="P37">scope is the area of code for which the name is visible</text:p>
      <text:p text:style-name="P38">there are at least three nested scopes active at every point in a program's execution</text:p>
      <text:p text:style-name="P38"><text:soft-page-break/>built-in scope - built-in names such as int(), str(), list() range()</text:p>
      <text:p text:style-name="P38">global scope</text:p>
      <text:p text:style-name="P38">local scope</text:p>
      <text:p text:style-name="P38"/>
      <text:p text:style-name="P38">Scope resolution: when a name is referenced, the local scope is first checked, followed by global, then built-in</text:p>
      <text:p text:style-name="P38">if the name can't be found, you get a NameError</text:p>
      <text:p text:style-name="P38"/>
      <text:p text:style-name="P12">6.12 - Function Arguments</text:p>
      <text:p text:style-name="P12"><text:span text:style-name="T1">arguments to function are passed by object reference, or </text:span>pass-by-argument<text:span text:style-name="T1">. </text:span></text:p>
      <text:p text:style-name="P38">When a function is called, new local variables are created and bound to the parameter</text:p>
      <text:p text:style-name="P38"/>
      <text:p text:style-name="P39">immutable objects cannot be changed, so the original object cannot be modified</text:p>
      <text:p text:style-name="P39">mutable objects can be, so in-place modifications can take place</text:p>
      <text:p text:style-name="P39"/>
      <text:p text:style-name="P39">6.12passByArgument.py</text:p>
      <text:p text:style-name="P39"/>
      <text:p text:style-name="P13">6.13 - Keyword arguments and default parameter values</text:p>
      <text:p text:style-name="P40">You can use keywords when specifying arguments. We have seen this with print already</text:p>
      <text:p text:style-name="P40">print("", end=" "). end is a keyword argument</text:p>
      <text:p text:style-name="P40"/>
      <text:p text:style-name="P40">Good practice is to use keyword arguments for any function with more than approximately 4 arguments</text:p>
      <text:p text:style-name="P40"/>
      <text:p text:style-name="P40">Keyword arguments can be mixed with positional arguments, but must follow them</text:p>
      <text:p text:style-name="P40"/>
      <text:p text:style-name="P41">If parameters have default values, they can be omitted from the function call</text:p>
      <text:p text:style-name="P41"/>
      <text:p text:style-name="P42">Mixing positional arguments and default arguments - default arguments must follow positional arguments</text:p>
      <text:p text:style-name="P42">You can mix keyword arguments and default parameter values. Because keyword arguments are used </text:p>
      <text:p text:style-name="P42"/>
      <text:p text:style-name="P31">6.14 - Arbitrary argument lists</text:p>
      <text:p text:style-name="P31"><text:span text:style-name="T1">use *args to collect arbitrary arguments as a tuple</text:span></text:p>
      <text:p text:style-name="P31"><text:span text:style-name="T1">**kwargs create a dictionary containing 'extra' arguments not define in function</text:span></text:p>
      <text:p text:style-name="P31"><text:span text:style-name="T1"><text:s/>- keyword arguments</text:span></text:p>
      <text:p text:style-name="P31"><text:span text:style-name="T1"/></text:p>
      <text:p text:style-name="P31"><text:span text:style-name="T1">you can use both *args and **kwargs, but the must be last with *args before **kwarg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3:48:30.782842577</meta:creation-date>
    <meta:generator>LibreOffice/6.4.6.2$Linux_X86_64 LibreOffice_project/40$Build-2</meta:generator>
    <dc:date>2021-03-10T12:50:41.386725946</dc:date>
    <meta:editing-duration>PT1H12M10S</meta:editing-duration>
    <meta:editing-cycles>8</meta:editing-cycles>
    <meta:document-statistic meta:table-count="0" meta:image-count="0" meta:object-count="0" meta:page-count="4" meta:paragraph-count="119" meta:word-count="1135" meta:character-count="6588" meta:non-whitespace-character-count="5541"/>
  </office:meta>
</office:document-meta>
</file>